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</office:font-face-decl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4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5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6" style:parent-style-name="Normal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7" style:parent-style-name="ListParagraph" style:list-style-name="LFO1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8" style:parent-style-name="ListParagraph" style:family="paragraph">
      <style:paragraph-properties fo:text-align="justify" fo:margin-left="0.9833in">
        <style:tab-stops/>
      </style:paragraph-properties>
      <style:text-properties fo:font-size="13pt" style:font-size-asian="13pt" style:font-size-complex="13pt"/>
    </style:style>
    <style:style style:name="P9" style:parent-style-name="ListParagraph" style:family="paragraph">
      <style:paragraph-properties fo:text-align="justify" fo:margin-left="0.9833in">
        <style:tab-stops/>
      </style:paragraph-properties>
      <style:text-properties fo:font-size="13pt" style:font-size-asian="13pt" style:font-size-complex="13pt"/>
    </style:style>
    <style:style style:name="P10" style:parent-style-name="ListParagraph" style:family="paragraph">
      <style:paragraph-properties fo:text-align="justify" fo:margin-left="0.9833in">
        <style:tab-stops/>
      </style:paragraph-properties>
      <style:text-properties fo:font-size="13pt" style:font-size-asian="13pt" style:font-size-complex="13pt"/>
    </style:style>
    <style:style style:name="P11" style:parent-style-name="Normal" style:family="paragraph">
      <style:paragraph-properties fo:text-align="justify"/>
    </style:style>
    <style:style style:name="T12" style:parent-style-name="DefaultParagraphFont" style:family="text">
      <style:text-properties fo:font-size="13pt" style:font-size-asian="13pt" style:font-size-complex="13pt"/>
    </style:style>
    <style:style style:name="T1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4" style:parent-style-name="Normal" style:family="paragraph">
      <style:paragraph-properties fo:text-align="justify" fo:margin-left="0.9791in">
        <style:tab-stops/>
      </style:paragraph-properties>
      <style:text-properties fo:font-size="13pt" style:font-size-asian="13pt" style:font-size-complex="13pt"/>
    </style:style>
    <style:style style:name="P15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16" style:parent-style-name="Normal" style:family="paragraph">
      <style:paragraph-properties fo:text-align="justify"/>
    </style:style>
    <style:style style:name="T17" style:parent-style-name="DefaultParagraphFont" style:family="text">
      <style:text-properties fo:font-size="13pt" style:font-size-asian="13pt" style:font-size-complex="13pt"/>
    </style:style>
    <style:style style:name="T1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9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20" style:parent-style-name="Normal" style:family="paragraph">
      <style:paragraph-properties fo:text-align="justify" fo:margin-left="0.4916in" fo:text-indent="0.4916in">
        <style:tab-stops/>
      </style:paragraph-properties>
      <style:text-properties fo:font-size="13pt" style:font-size-asian="13pt" style:font-size-complex="13pt"/>
    </style:style>
    <style:style style:name="P21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22" style:parent-style-name="Normal" style:family="paragraph">
      <style:paragraph-properties fo:text-align="justify" fo:text-indent="0.4916in"/>
      <style:text-properties fo:font-weight="bold" style:font-weight-asian="bold" style:font-weight-complex="bold" fo:font-size="13pt" style:font-size-asian="13pt" style:font-size-complex="13pt"/>
    </style:style>
    <style:style style:name="P23" style:parent-style-name="Normal" style:family="paragraph">
      <style:paragraph-properties fo:text-align="justify" fo:text-indent="0.4916in"/>
      <style:text-properties fo:font-weight="bold" style:font-weight-asian="bold" style:font-weight-complex="bold" fo:font-size="13pt" style:font-size-asian="13pt" style:font-size-complex="13pt"/>
    </style:style>
    <style:style style:name="P24" style:parent-style-name="Normal" style:family="paragraph">
      <style:paragraph-properties fo:text-align="justify" fo:text-indent="0.4916in"/>
      <style:text-properties fo:font-weight="bold" style:font-weight-asian="bold" style:font-weight-complex="bold" fo:font-size="13pt" style:font-size-asian="13pt" style:font-size-complex="13pt"/>
    </style:style>
    <style:style style:name="P25" style:parent-style-name="Normal" style:family="paragraph">
      <style:paragraph-properties fo:text-align="justify" fo:text-indent="0.4916in"/>
      <style:text-properties fo:font-weight="bold" style:font-weight-asian="bold" style:font-weight-complex="bold" fo:font-size="13pt" style:font-size-asian="13pt" style:font-size-complex="13pt"/>
    </style:style>
    <style:style style:name="P26" style:parent-style-name="Normal" style:family="paragraph">
      <style:paragraph-properties fo:text-align="justify"/>
    </style:style>
    <style:style style:name="T27" style:parent-style-name="DefaultParagraphFont" style:family="text">
      <style:text-properties fo:font-size="13pt" style:font-size-asian="13pt" style:font-size-complex="13pt"/>
    </style:style>
    <style:style style:name="T28" style:parent-style-name="DefaultParagraphFont" style:family="text">
      <style:text-properties fo:font-size="13pt" style:font-size-asian="13pt" style:font-size-complex="13pt"/>
    </style:style>
    <style:style style:name="T29" style:parent-style-name="DefaultParagraphFont" style:family="text">
      <style:text-properties fo:font-size="13pt" style:font-size-asian="13pt" style:font-size-complex="13pt"/>
    </style:style>
    <style:style style:name="P30" style:parent-style-name="Normal" style:family="paragraph">
      <style:paragraph-properties fo:text-align="justify" fo:margin-left="0.4916in" fo:text-indent="0.4916in">
        <style:tab-stops/>
      </style:paragraph-properties>
      <style:text-properties fo:font-size="13pt" style:font-size-asian="13pt" style:font-size-complex="13pt"/>
    </style:style>
    <style:style style:name="P31" style:parent-style-name="Normal" style:family="paragraph">
      <style:paragraph-properties fo:text-align="justify" fo:text-indent="0.4916in"/>
    </style:style>
    <style:style style:name="T3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3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3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35" style:parent-style-name="Normal" style:family="paragraph">
      <style:paragraph-properties fo:text-align="justify" fo:margin-left="0.9833in">
        <style:tab-stops/>
      </style:paragraph-properties>
      <style:text-properties fo:font-size="13pt" style:font-size-asian="13pt" style:font-size-complex="13pt"/>
    </style:style>
    <style:style style:name="P36" style:parent-style-name="Normal" style:family="paragraph">
      <style:paragraph-properties fo:text-align="justify"/>
    </style:style>
    <style:style style:name="T37" style:parent-style-name="DefaultParagraphFont" style:family="text">
      <style:text-properties fo:font-size="13pt" style:font-size-asian="13pt" style:font-size-complex="13pt"/>
    </style:style>
    <style:style style:name="T3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39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40" style:parent-style-name="Normal" style:family="paragraph">
      <style:paragraph-properties fo:text-align="justify"/>
      <style:text-properties fo:font-size="13pt" style:font-size-asian="13pt" style:font-size-complex="13pt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style:letter-kerning="false" fo:font-size="18pt" style:font-size-asian="18pt" style:font-size-complex="18pt" style:language-asian="pl" style:country-asian="PL" fo:hyphenate="false"/>
    </style:style>
    <style:style style:name="P43" style:parent-style-name="Normal" style:family="paragraph">
      <style:paragraph-properties fo:text-align="justify" fo:margin-top="0.0694in" fo:margin-bottom="0.0694in" fo:line-height="100%"/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 fo:hyphenate="false"/>
    </style:style>
    <style:style style:name="P44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45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46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47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48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49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50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51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52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53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54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55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56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57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58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59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60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61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62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63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64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65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66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67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68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69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70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71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72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73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74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75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76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77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78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79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80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81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82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83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84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85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86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87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88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89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90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91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92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93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94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95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96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97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98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99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100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101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102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103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104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105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106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107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108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109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110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111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112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113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114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115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116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117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118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119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120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121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122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123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124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125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126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127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  <style:style style:name="P128" style:parent-style-name="Normal" style:family="paragraph">
      <style:paragraph-properties fo:text-align="justify" fo:margin-top="0.0694in" fo:margin-bottom="0.0694in" fo:line-height="100%"/>
      <style:text-properties fo:hyphenate="false"/>
    </style:style>
    <style:style style:name="T129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130" style:parent-style-name="DefaultParagraphFont" style:family="text">
      <style:text-properties style:font-name-asian="Times New Roman" style:font-name-complex="Calibri" style:letter-kerning="false" fo:font-size="13pt" style:font-size-asian="13pt" style:font-size-complex="13pt" style:language-asian="pl" style:country-asian="PL"/>
    </style:style>
  </office:automatic-styles>
  <office:body>
    <office:text text:use-soft-page-breaks="true">
      <text:p text:style-name="P1">Specyfikacja oprogramowania<text:line-break/></text:p>
      <text:p text:style-name="P2">Opis ogólny:</text:p>
      <text:p text:style-name="P3">System zarządzania magazynem jest narzędziem mającym wspomóc zarządzanie operacjami w hali magazynowej. Ma na celu optymalizację procesów związanych z przyjęciem towaru, jego przechowywaniem, kompletowaniem zamówień, pakowaniem oraz wysyłką. Oprogramowanie pomaga operować infrastrukturą magazynu oraz kontrolować stan zasobów.</text:p>
      <text:p text:style-name="P4">Autoryzacja pracowników odbywa się poprzez rejestrację i logowanie. Każdy pracownik ma przydzieloną przy rejestracji rolę (kierownik, administrator, magazynier, klient). Na jej podstawie określane są uprawnienia danego użytkownika.</text:p>
      <text:p text:style-name="P5">W systemie przechowywane są dane na temat towarów: nazwa, ilość, numer seryjny, lokalizacja w magazynie, data ważności (jeśli wymagana), dostawca.<text:s/></text:p>
      <text:p text:style-name="P6">Funkcjonalność:</text:p>
      <text:list text:style-name="LFO1" text:continue-numbering="true">
        <text:list-item>
          <text:p text:style-name="P7">Przyjęcie towaru</text:p>
        </text:list-item>
      </text:list>
      <text:p text:style-name="P8">- Rejestracja przyjętego towaru</text:p>
      <text:p text:style-name="P9">- Automatyczne tworzenie dokumentu</text:p>
      <text:p text:style-name="P10">- Przydział odpowiednich stref do towarów</text:p>
      <text:p text:style-name="P11"><text:span text:style-name="T12"><text:tab/></text:span><text:span text:style-name="T13">b) <text:s/>Lokalizacja towaru</text:span></text:p>
      <text:p text:style-name="P14">- Zarządzanie przestrzenią magazynową (Przydział miejsc w magazynie)</text:p>
      <text:p text:style-name="P15"><text:tab/><text:tab/>- Definicja stref</text:p>
      <text:p text:style-name="P16"><text:span text:style-name="T17"><text:tab/></text:span><text:span text:style-name="T18">c) <text:s/>Zarządzanie stanami magazynowymi</text:span></text:p>
      <text:p text:style-name="P19"><text:tab/><text:tab/>- Aktualizacja stanów magazynowych.</text:p>
      <text:p text:style-name="P20">- Automatyczne alerty w przypadku niskiego stanu magazynowego</text:p>
      <text:p text:style-name="P21"><text:tab/><text:tab/>- Blokada lub rezerwacja towarów.</text:p>
      <text:p text:style-name="P22"/>
      <text:p text:style-name="P23"/>
      <text:p text:style-name="P24"/>
      <text:p text:style-name="P25">d) <text:s/>Kompletacja zamówień</text:p>
      <text:p text:style-name="P26"><text:span text:style-name="T27"><text:tab/></text:span><text:span text:style-name="T28"><text:tab/>- Automatyczna kompletacja zamówień na podstawie zleceń<text:s/></text:span><text:tab/><text:tab/><text:tab/><text:span text:style-name="T29">klientów</text:span></text:p>
      <text:p text:style-name="P30">- Weryfikacja zgodności skompletowanych towarów z zamówieniem</text:p>
      <text:p text:style-name="P31"><text:span text:style-name="T32">e)</text:span><text:span text:style-name="T33"><text:s/></text:span><text:span text:style-name="T34">Pakowanie i wysyłka</text:span></text:p>
      <text:p text:style-name="P35">- Generowanie dokumentów WZ (wydanie zewnętrzne) i listów przewozowych</text:p>
      <text:p text:style-name="P36"><text:span text:style-name="T37"><text:tab/></text:span><text:span text:style-name="T38"><text:s/>f) Generowanie dokumentów</text:span></text:p>
      <text:p text:style-name="P39"><text:tab/><text:tab/>- Zamówienia u dostawcy</text:p>
      <text:p text:style-name="P40"><text:tab/><text:tab/>- Faktury</text:p>
      <text:p text:style-name="P41"><text:tab/><text:tab/></text:p>
      <text:p text:style-name="P42">Słownik projektu:</text:p>
      <text:p text:style-name="P43"/>
      <text:p text:style-name="P44"><text:span text:style-name="T45">Administrator</text:span><text:span text:style-name="T46"><text:s/>– Rola użytkownika posiadającego wysokie uprawnienia, odpowiedzialnego za zarządzanie systemem i jego konfigurację.</text:span></text:p>
      <text:p text:style-name="P47"><text:span text:style-name="T48">Alert</text:span><text:span text:style-name="T49"><text:s/>– Powiadomienie generowane automatycznie, gdy poziom zasobów jest niski.</text:span></text:p>
      <text:p text:style-name="P50"><text:span text:style-name="T51">Autoryzacja</text:span><text:span text:style-name="T52"><text:s/>– Proces weryfikacji uprawnień użytkownika na podstawie przypisanej roli.</text:span></text:p>
      <text:p text:style-name="P53"><text:span text:style-name="T54">Blokada towaru</text:span><text:span text:style-name="T55"><text:s/>– Funkcja blokująca możliwość użycia danego towaru.</text:span></text:p>
      <text:p text:style-name="P56"><text:span text:style-name="T57">Dokument</text:span><text:span text:style-name="T58"><text:s/>– Zapis (np. WZ, faktura) generowany przez system.</text:span></text:p>
      <text:p text:style-name="P59"><text:span text:style-name="T60">Dokument WZ</text:span><text:span text:style-name="T61"><text:s/>– Wydanie zewnętrzne, dokument potwierdzający wydanie towaru z magazynu.</text:span></text:p>
      <text:p text:style-name="P62"><text:span text:style-name="T63">Dostawca</text:span><text:span text:style-name="T64"><text:s/>– Firma lub osoba dostarczająca towary do magazynu.</text:span></text:p>
      <text:p text:style-name="P65"><text:span text:style-name="T66">Faktura</text:span><text:span text:style-name="T67"><text:s/>– Dokument finansowy wystawiany w celu potwierdzenia sprzedaży towarów lub usług.</text:span></text:p>
      <text:p text:style-name="P68"><text:span text:style-name="T69">Kompletacja zamówienia</text:span><text:span text:style-name="T70"><text:s/>– Automatyczny proces zbierania produktów na podstawie zamówienia klienta.</text:span></text:p>
      <text:p text:style-name="P71"><text:span text:style-name="T72">Kierownik</text:span><text:span text:style-name="T73"><text:s/>– Rola użytkownika odpowiedzialnego za nadzór nad operacjami magazynowymi.</text:span></text:p>
      <text:p text:style-name="P74"><text:span text:style-name="T75">Klient</text:span><text:span text:style-name="T76"><text:s/>– Rola użytkownika, który składa zamówienia w systemie zarządzania magazynem.</text:span></text:p>
      <text:soft-page-break/>
      <text:p text:style-name="P77"><text:span text:style-name="T78">Kod QR</text:span><text:span text:style-name="T79"><text:s/>– Technologia umożliwiająca śledzenie lokalizacji produktów w magazynie.</text:span></text:p>
      <text:p text:style-name="P80"><text:span text:style-name="T81">Listy przewozowe</text:span><text:span text:style-name="T82"><text:s/>– Dokumenty przewozowe wykorzystywane do wysyłki towarów, zawierające szczegóły o przewoźniku i przesyłce.</text:span></text:p>
      <text:p text:style-name="P83"><text:span text:style-name="T84">Logowanie</text:span><text:span text:style-name="T85"><text:s/>– Proces uwierzytelniania użytkownika w systemie za pomocą loginu i hasła.</text:span></text:p>
      <text:p text:style-name="P86"><text:span text:style-name="T87">Magazyn</text:span><text:span text:style-name="T88"><text:s/>– Fizyczna przestrzeń przeznaczona do przechowywania towarów.</text:span></text:p>
      <text:p text:style-name="P89"><text:span text:style-name="T90">Magazynier</text:span><text:span text:style-name="T91"><text:s/>– Użytkownik odpowiedzialny za fizyczne operacje w magazynie, takie jak przyjęcie towaru i kompletacja.</text:span></text:p>
      <text:p text:style-name="P92"><text:span text:style-name="T93">Numer seryjny</text:span><text:span text:style-name="T94"><text:s/>– Unikatowy identyfikator nadawany towarom w systemie.</text:span></text:p>
      <text:p text:style-name="P95"><text:span text:style-name="T96">Obsługa zwrotów</text:span><text:span text:style-name="T97"><text:s/>– Proces związany z przyjmowaniem zwróconych towarów i rozpatrywaniem reklamacji.</text:span></text:p>
      <text:p text:style-name="P98"><text:span text:style-name="T99">Pakowanie</text:span><text:span text:style-name="T100"><text:s/>– Proces przygotowania towaru do wysyłki.</text:span></text:p>
      <text:p text:style-name="P101"><text:span text:style-name="T102">Przyjęcie towaru</text:span><text:span text:style-name="T103"><text:s/>– Rejestrowanie towarów przychodzących do magazynu.</text:span></text:p>
      <text:p text:style-name="P104"><text:span text:style-name="T105">Rejestracja użytkownika</text:span><text:span text:style-name="T106"><text:s/>– Proces zakładania konta przez pracownika w systemie.</text:span></text:p>
      <text:p text:style-name="P107"><text:span text:style-name="T108">Reklamacja</text:span><text:span text:style-name="T109"><text:s/>– Proces zgłaszania i rozpatrywania uwag lub problemów związanych z towarem, np. w przypadku wadliwego produktu.</text:span></text:p>
      <text:p text:style-name="P110"><text:span text:style-name="T111">Rezerwacja towaru</text:span><text:span text:style-name="T112"><text:s/>– Funkcja, która pozwala zablokować określoną ilość towaru na potrzeby konkretnego zamówienia, zapewniając, że zarezerwowany towar nie zostanie przydzielony do innych zleceń, dopóki rezerwacja nie zostanie zrealizowana lub anulowana.</text:span></text:p>
      <text:p text:style-name="P113"><text:span text:style-name="T114">RFID</text:span><text:span text:style-name="T115"><text:s/>– Technologia umożliwiająca automatyczne śledzenie towarów w magazynie.</text:span></text:p>
      <text:p text:style-name="P116"><text:span text:style-name="T117">Stan magazynowy</text:span><text:span text:style-name="T118"><text:s/>– Aktualna ilość towarów w magazynie, aktualizowana w czasie rzeczywistym.</text:span></text:p>
      <text:p text:style-name="P119"><text:span text:style-name="T120">Śledzenie lokalizacji</text:span><text:span text:style-name="T121"><text:s/>– Funkcja systemu umożliwiająca monitorowanie położenia produktów w magazynie.</text:span></text:p>
      <text:p text:style-name="P122"><text:span text:style-name="T123">Wysyłka</text:span><text:span text:style-name="T124"><text:s/>– Proces związany z przekazaniem towaru klientowi oraz generowaniem dokumentów przewozowych.</text:span></text:p>
      <text:p text:style-name="P125"><text:span text:style-name="T126">Zasoby</text:span><text:span text:style-name="T127"><text:s/>– Ogólna kategoria obejmująca towary, produkty i materiały przechowywane w magazynie.</text:span></text:p>
      <text:p text:style-name="P128"><text:span text:style-name="T129">Zwrot</text:span><text:span text:style-name="T130"><text:s/>– Proces, w którym klient odstępuje od umowy i odsyła zakupiony towar do magazynu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paragraph-properties fo:line-height="115%"/>
      <style:text-properties style:font-name="Aptos" style:font-name-asian="Aptos" style:font-name-complex="Times New Roman" style:letter-kerning="true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.</number:text>
      <number:num-list-label text:level="3"/>
      <number:text>.</number:text>
      <number:num-list-label text:level="4"/>
      <number:text>.</number:text>
      <number:num-list-label text:level="5"/>
      <number:text>.</number:text>
      <number:num-list-label text:level="6"/>
      <number:text>.</number:text>
      <number:num-list-label text:level="7"/>
      <number:text>.</number:text>
      <number:num-list-label text:level="8"/>
      <number:text>.</number:text>
      <number:num-list-label text:level="9"/>
      <number:text>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ksandra Krzyżak (ak305112)</meta:initial-creator>
    <dc:creator>Piotr Samborski (ps302746)</dc:creator>
    <meta:creation-date>2024-10-11T19:12:00Z</meta:creation-date>
    <dc:date>2024-10-11T19:12:00Z</dc:date>
    <meta:template xlink:href="Normal.dotm" xlink:type="simple"/>
    <meta:editing-cycles>2</meta:editing-cycles>
    <meta:editing-duration>PT60S</meta:editing-duration>
    <meta:user-defined meta:name="ContentTypeId">0x01010022A5630711B1404C934A71D68A447EDA</meta:user-defined>
    <meta:document-statistic meta:page-count="3" meta:paragraph-count="8" meta:word-count="602" meta:character-count="4209" meta:row-count="30" meta:non-whitespace-character-count="3615"/>
  </office:meta>
</office:document-meta>
</file>